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d2de3"/>
    </style:style>
    <style:style style:name="P2" style:family="paragraph" style:parent-style-name="Standard">
      <style:text-properties officeooo:rsid="002b683e" officeooo:paragraph-rsid="002b683e"/>
    </style:style>
    <style:style style:name="P3" style:family="paragraph" style:parent-style-name="Preformatted_20_Text">
      <style:text-properties officeooo:paragraph-rsid="002d2de3"/>
    </style:style>
    <style:style style:name="P4" style:family="paragraph" style:parent-style-name="Preformatted_20_Text">
      <style:text-properties officeooo:rsid="002d2de3" officeooo:paragraph-rsid="002d2de3"/>
    </style:style>
    <style:style style:name="P5" style:family="paragraph" style:parent-style-name="Preformatted_20_Text">
      <style:text-properties officeooo:rsid="002d2de3" officeooo:paragraph-rsid="002dfcb8"/>
    </style:style>
    <style:style style:name="P6" style:family="paragraph" style:parent-style-name="Preformatted_20_Text">
      <style:text-properties officeooo:rsid="002dfcb8" officeooo:paragraph-rsid="002dfcb8"/>
    </style:style>
    <style:style style:name="P7" style:family="paragraph" style:parent-style-name="Preformatted_20_Text">
      <style:text-properties officeooo:rsid="002dfcb8" officeooo:paragraph-rsid="002f0939"/>
    </style:style>
    <style:style style:name="P8" style:family="paragraph" style:parent-style-name="Preformatted_20_Text">
      <style:text-properties officeooo:rsid="002dfcb8" officeooo:paragraph-rsid="003dde43"/>
    </style:style>
    <style:style style:name="P9" style:family="paragraph" style:parent-style-name="Preformatted_20_Text">
      <style:text-properties officeooo:paragraph-rsid="002dfcb8"/>
    </style:style>
    <style:style style:name="P10" style:family="paragraph" style:parent-style-name="Preformatted_20_Text">
      <style:text-properties officeooo:rsid="002f0939" officeooo:paragraph-rsid="002f0939"/>
    </style:style>
    <style:style style:name="P11" style:family="paragraph" style:parent-style-name="Preformatted_20_Text">
      <style:text-properties officeooo:paragraph-rsid="002f0939"/>
    </style:style>
    <style:style style:name="P12" style:family="paragraph" style:parent-style-name="Preformatted_20_Text">
      <style:text-properties officeooo:rsid="0034ae6a" officeooo:paragraph-rsid="0034ae6a"/>
    </style:style>
    <style:style style:name="P13" style:family="paragraph" style:parent-style-name="Preformatted_20_Text">
      <style:text-properties officeooo:rsid="0034ae6a" officeooo:paragraph-rsid="002f0939"/>
    </style:style>
    <style:style style:name="P14" style:family="paragraph" style:parent-style-name="Preformatted_20_Text">
      <style:text-properties officeooo:paragraph-rsid="0034ae6a"/>
    </style:style>
    <style:style style:name="P15" style:family="paragraph" style:parent-style-name="Preformatted_20_Text">
      <style:text-properties officeooo:rsid="0035dabc" officeooo:paragraph-rsid="0035dabc"/>
    </style:style>
    <style:style style:name="P16" style:family="paragraph" style:parent-style-name="Preformatted_20_Text">
      <style:text-properties officeooo:paragraph-rsid="0035dabc"/>
    </style:style>
    <style:style style:name="P17" style:family="paragraph" style:parent-style-name="Preformatted_20_Text">
      <style:text-properties fo:font-weight="bold" officeooo:paragraph-rsid="0034ae6a" style:font-weight-asian="bold" style:font-weight-complex="bold"/>
    </style:style>
    <style:style style:name="P18" style:family="paragraph" style:parent-style-name="Preformatted_20_Text">
      <style:text-properties fo:font-weight="bold" officeooo:rsid="002dfcb8" officeooo:paragraph-rsid="003dde43" style:font-weight-asian="bold" style:font-weight-complex="bold"/>
    </style:style>
    <style:style style:name="P19" style:family="paragraph" style:parent-style-name="Preformatted_20_Text">
      <style:text-properties fo:font-weight="bold" officeooo:rsid="002dfcb8" officeooo:paragraph-rsid="002f0939" style:font-weight-asian="bold" style:font-weight-complex="bold"/>
    </style:style>
    <style:style style:name="P20" style:family="paragraph" style:parent-style-name="Preformatted_20_Text">
      <style:text-properties fo:font-weight="bold" officeooo:rsid="003f46b0" officeooo:paragraph-rsid="003f46b0" style:font-weight-asian="bold" style:font-weight-complex="bold"/>
    </style:style>
    <style:style style:name="P21" style:family="paragraph" style:parent-style-name="Preformatted_20_Text">
      <style:text-properties fo:font-weight="bold" officeooo:rsid="00400f01" officeooo:paragraph-rsid="00400f01" style:font-weight-asian="bold" style:font-weight-complex="bold"/>
    </style:style>
    <style:style style:name="P22" style:family="paragraph" style:parent-style-name="Preformatted_20_Text">
      <style:text-properties fo:font-weight="bold" officeooo:rsid="0041c030" officeooo:paragraph-rsid="0041c030" style:font-weight-asian="bold" style:font-weight-complex="bold"/>
    </style:style>
    <style:style style:name="P23" style:family="paragraph" style:parent-style-name="Preformatted_20_Text">
      <style:text-properties fo:font-weight="bold" officeooo:rsid="0042dc8b" officeooo:paragraph-rsid="0042dc8b" style:font-weight-asian="bold" style:font-weight-complex="bold"/>
    </style:style>
    <style:style style:name="P24" style:family="paragraph" style:parent-style-name="Preformatted_20_Text">
      <style:text-properties fo:font-weight="bold" officeooo:paragraph-rsid="0042dc8b" style:font-weight-asian="bold" style:font-weight-complex="bold"/>
    </style:style>
    <style:style style:name="P25" style:family="paragraph" style:parent-style-name="Preformatted_20_Text">
      <style:text-properties fo:font-weight="bold" officeooo:rsid="002f0939" officeooo:paragraph-rsid="004440d6" style:font-weight-asian="bold" style:font-weight-complex="bold"/>
    </style:style>
    <style:style style:name="P26" style:family="paragraph" style:parent-style-name="Preformatted_20_Text">
      <style:text-properties fo:font-weight="bold" officeooo:paragraph-rsid="002dfcb8" style:font-weight-asian="bold" style:font-weight-complex="bold"/>
    </style:style>
    <style:style style:name="P27" style:family="paragraph" style:parent-style-name="Preformatted_20_Text">
      <style:text-properties fo:font-weight="bold" officeooo:rsid="0034ae6a" officeooo:paragraph-rsid="0034ae6a" style:font-weight-asian="bold" style:font-weight-complex="bold"/>
    </style:style>
    <style:style style:name="P28" style:family="paragraph" style:parent-style-name="Preformatted_20_Text">
      <style:text-properties fo:font-weight="bold" officeooo:rsid="004cf6f7" officeooo:paragraph-rsid="004dc494" style:font-weight-asian="bold" style:font-weight-complex="bold"/>
    </style:style>
    <style:style style:name="P29" style:family="paragraph" style:parent-style-name="Preformatted_20_Text">
      <style:text-properties officeooo:rsid="003ab2aa" officeooo:paragraph-rsid="003ab2aa"/>
    </style:style>
    <style:style style:name="P30" style:family="paragraph" style:parent-style-name="Preformatted_20_Text">
      <style:text-properties fo:font-weight="normal" officeooo:rsid="003f46b0" officeooo:paragraph-rsid="003f46b0" style:font-weight-asian="normal" style:font-weight-complex="normal"/>
    </style:style>
    <style:style style:name="P31" style:family="paragraph" style:parent-style-name="Preformatted_20_Text">
      <style:text-properties fo:font-weight="normal" officeooo:rsid="0042dc8b" officeooo:paragraph-rsid="0042dc8b" style:font-weight-asian="normal" style:font-weight-complex="normal"/>
    </style:style>
    <style:style style:name="P32" style:family="paragraph" style:parent-style-name="Preformatted_20_Text">
      <style:text-properties fo:font-weight="normal" officeooo:rsid="005490c9" officeooo:paragraph-rsid="005490c9" style:font-weight-asian="normal" style:font-weight-complex="normal"/>
    </style:style>
    <style:style style:name="P33" style:family="paragraph" style:parent-style-name="Preformatted_20_Text">
      <style:text-properties officeooo:paragraph-rsid="0041c030"/>
    </style:style>
    <style:style style:name="P34" style:family="paragraph" style:parent-style-name="Preformatted_20_Text">
      <style:text-properties officeooo:rsid="005345a1" officeooo:paragraph-rsid="005345a1"/>
    </style:style>
    <style:style style:name="P35" style:family="paragraph" style:parent-style-name="Preformatted_20_Text">
      <style:text-properties fo:font-size="14pt" fo:font-style="italic" style:text-underline-style="none" fo:font-weight="bold" officeooo:rsid="005a0bc1" officeooo:paragraph-rsid="005a0bc1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Preformatted_20_Text">
      <style:text-properties fo:font-size="10pt" fo:font-style="italic" style:text-underline-style="none" fo:font-weight="bold" officeooo:rsid="005a0bc1" officeooo:paragraph-rsid="005a0bc1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Preformatted_20_Text">
      <style:text-properties fo:font-size="10pt" fo:font-style="italic" style:text-underline-style="none" fo:font-weight="bold" officeooo:rsid="00606f69" officeooo:paragraph-rsid="00606f69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text-properties fo:font-size="10pt" fo:font-style="italic" style:text-underline-style="none" fo:font-weight="bold" officeooo:rsid="006230b3" officeooo:paragraph-rsid="006230b3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Preformatted_20_Text">
      <style:text-properties officeooo:paragraph-rsid="00606f69"/>
    </style:style>
    <style:style style:name="P40" style:family="paragraph" style:parent-style-name="Preformatted_20_Text">
      <style:text-properties officeooo:rsid="00622dab" officeooo:paragraph-rsid="00622dab"/>
    </style:style>
    <style:style style:name="P41" style:family="paragraph" style:parent-style-name="Preformatted_20_Text" style:list-style-name="L1">
      <style:text-properties officeooo:paragraph-rsid="0043a2ac"/>
    </style:style>
    <style:style style:name="P42" style:family="paragraph" style:parent-style-name="Preformatted_20_Text" style:list-style-name="L1">
      <style:text-properties fo:font-weight="normal" officeooo:paragraph-rsid="0042dc8b" style:font-weight-asian="normal" style:font-weight-complex="normal"/>
    </style:style>
    <style:style style:name="P43" style:family="paragraph" style:parent-style-name="Preformatted_20_Text" style:list-style-name="L1">
      <style:text-properties fo:font-weight="normal" officeooo:rsid="0042dc8b" officeooo:paragraph-rsid="0042dc8b" style:font-weight-asian="normal" style:font-weight-complex="normal"/>
    </style:style>
    <style:style style:name="P44" style:family="paragraph" style:parent-style-name="Preformatted_20_Text" style:list-style-name="L1">
      <style:text-properties fo:font-weight="bold" officeooo:rsid="0042dc8b" officeooo:paragraph-rsid="0042dc8b" style:font-weight-asian="bold" style:font-weight-complex="bold"/>
    </style:style>
    <style:style style:name="P45" style:family="paragraph" style:parent-style-name="Preformatted_20_Text">
      <style:text-properties fo:font-size="10pt" fo:font-style="italic" style:text-underline-style="none" fo:font-weight="bold" officeooo:rsid="006230b3" officeooo:paragraph-rsid="006230b3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Preformatted_20_Text">
      <style:text-properties fo:font-size="10pt" fo:font-style="italic" style:text-underline-style="none" fo:font-weight="bold" officeooo:rsid="0067a378" officeooo:paragraph-rsid="0067a378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2d2de3"/>
    </style:style>
    <style:style style:name="T2" style:family="text">
      <style:text-properties officeooo:rsid="002dfcb8"/>
    </style:style>
    <style:style style:name="T3" style:family="text">
      <style:text-properties officeooo:rsid="002f0939"/>
    </style:style>
    <style:style style:name="T4" style:family="text">
      <style:text-properties officeooo:rsid="0030dd09"/>
    </style:style>
    <style:style style:name="T5" style:family="text">
      <style:text-properties officeooo:rsid="0034ae6a"/>
    </style:style>
    <style:style style:name="T6" style:family="text">
      <style:text-properties officeooo:rsid="0035dabc"/>
    </style:style>
    <style:style style:name="T7" style:family="text">
      <style:text-properties officeooo:rsid="003dde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1c030" style:font-weight-asian="bold" style:font-weight-complex="bold"/>
    </style:style>
    <style:style style:name="T10" style:family="text">
      <style:text-properties fo:font-weight="bold" officeooo:rsid="0042dc8b" style:font-weight-asian="bold" style:font-weight-complex="bold"/>
    </style:style>
    <style:style style:name="T11" style:family="text">
      <style:text-properties fo:font-weight="bold" officeooo:rsid="0043a2ac" style:font-weight-asian="bold" style:font-weight-complex="bold"/>
    </style:style>
    <style:style style:name="T12" style:family="text">
      <style:text-properties officeooo:rsid="003f46b0"/>
    </style:style>
    <style:style style:name="T13" style:family="text">
      <style:text-properties officeooo:rsid="0041c030"/>
    </style:style>
    <style:style style:name="T14" style:family="text">
      <style:text-properties officeooo:rsid="0042dc8b"/>
    </style:style>
    <style:style style:name="T15" style:family="text">
      <style:text-properties officeooo:rsid="004440d6"/>
    </style:style>
    <style:style style:name="T16" style:family="text">
      <style:text-properties officeooo:rsid="0046150a"/>
    </style:style>
    <style:style style:name="T17" style:family="text">
      <style:text-properties officeooo:rsid="004a63e2"/>
    </style:style>
    <style:style style:name="T18" style:family="text">
      <style:text-properties officeooo:rsid="00505114"/>
    </style:style>
    <style:style style:name="T19" style:family="text">
      <style:text-properties officeooo:rsid="005345a1"/>
    </style:style>
    <style:style style:name="T20" style:family="text">
      <style:text-properties fo:font-size="10pt" fo:font-style="italic" style:text-underline-style="none" fo:font-weight="bold" officeooo:rsid="00606f69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2" style:family="text">
      <style:text-properties officeooo:rsid="006971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、设置gluster卷</text:p>
      <text:p text:style-name="P1"><text:span text:style-name="T1">#</text:span> dnf -y install glusterfs-server </text:p>
      <text:p text:style-name="P3"><text:span text:style-name="T1">#</text:span>systemctl start glusterd</text:p>
      <text:p text:style-name="P3"><text:span text:style-name="T1">#</text:span>systemctl status glusterd</text:p>
      <text:p text:style-name="P3"><text:span text:style-name="T1">#</text:span>gluster vol create hosting-volume 192.168.124.184:/brick1 force</text:p>
      <text:p text:style-name="P3"><text:span text:style-name="T1">#</text:span>gluster vol start hosting-volume</text:p>
      <text:p text:style-name="P3"><text:span text:style-name="T1">#</text:span>gluster vol status</text:p>
      <text:p text:style-name="P3"><text:span text:style-name="T1">#</text:span>gluster vol info</text:p>
      <text:p text:style-name="P4"/>
      <text:p text:style-name="P4">2、gluster-block创建块卷</text:p>
      <text:p text:style-name="P4">安装依赖</text:p>
      <text:p text:style-name="P5"><text:span text:style-name="T4">#</text:span>dnf install gcc autoconf automake make file libtool libuuid-devel json-c-devel glusterfs-api-devel glusterfs-server tcmu-runner targetcli</text:p>
      <text:p text:style-name="P5"/>
      <text:p text:style-name="P5"/>
      <text:p text:style-name="P5">下载安装glster-block</text:p>
      <text:p text:style-name="P9"><text:span text:style-name="T2">#</text:span>git clone <text:a xlink:type="simple" xlink:href="https://github.com/gluster/gluster-block/" text:style-name="Internet_20_link" text:visited-style-name="Visited_20_Internet_20_Link">https://github.com/gluster/gluster-block/</text:a></text:p>
      <text:p text:style-name="P26">下载<text:span text:style-name="T17">0.4版本的代码</text:span></text:p>
      <text:p text:style-name="P26">git clone --branch <text:span text:style-name="T17">v0.4</text:span> https://github.com/gluster/gluster-block.git</text:p>
      <text:p text:style-name="P9"/>
      <text:p text:style-name="P9"><text:span text:style-name="T2">#</text:span>./autogen.sh</text:p>
      <text:p text:style-name="P9"><text:span text:style-name="T2">#</text:span>./configure</text:p>
      <text:p text:style-name="P9"><text:span text:style-name="T2">#</text:span>make -j</text:p>
      <text:p text:style-name="P6">#make -j install</text:p>
      <text:p text:style-name="P6"/>
      <text:p text:style-name="P8"/>
      <text:p text:style-name="P18"><text:span text:style-name="T3">#</text:span>systemctl daemon-reload //重新加载 systemctl的内容</text:p>
      <text:p text:style-name="P19"/>
      <text:p text:style-name="P18"><text:span text:style-name="T3">#</text:span>systemctl start gluster-blockd <text:s text:c="2"/>//开始</text:p>
      <text:p text:style-name="P18"/>
      <text:p text:style-name="P18"><text:span text:style-name="T7">#</text:span>systemctl restart gluster-blockd <text:s/>//重启</text:p>
      <text:p text:style-name="P18"/>
      <text:p text:style-name="P7"><text:span text:style-name="T3">#</text:span>systemctl status gluster-blockd <text:s text:c="2"/>//查看状态</text:p>
      <text:p text:style-name="P7"/>
      <text:p text:style-name="P11"><text:span text:style-name="T3">#</text:span>gluster-block create hosting-volume/block-volume 192.168.124.184 1GiB –json-pretty <text:s text:c="4"/>//创建块设备</text:p>
      <text:p text:style-name="P11"/>
      <text:p text:style-name="P10">#gluster-block list hosting-volume –json-pretty <text:s text:c="2"/>//查看卷中块的列表</text:p>
      <text:p text:style-name="P10"/>
      <text:p text:style-name="P11"><text:span text:style-name="T3">#</text:span>gluster-block info hosting-volume/block-volume –json-pretty <text:s/>//查看块信息</text:p>
      <text:p text:style-name="P10"/>
      <text:p text:style-name="P25"><text:span text:style-name="T15">#</text:span>gluster-block modify hosting-volume/block-volume auth enable //认证<text:span text:style-name="T16">(用户名密码)</text:span></text:p>
      <text:p text:style-name="P10"/>
      <text:p text:style-name="P13"/>
      <text:p text:style-name="P13"/>
      <text:p text:style-name="P12">3、客户端连接</text:p>
      <text:p text:style-name="P12">#安装iscsi<text:span text:style-name="T19">(省略)</text:span></text:p>
      <text:p text:style-name="P34">#查看块</text:p>
      <text:p text:style-name="P12">#iscsiadm -m discovery -t sendtargets -p 192.168.4.218</text:p>
      <text:p text:style-name="P12"/>
      <text:p text:style-name="P12">#iscsiadm -m node -T iqn.2016-12.org.gluster-block:8e46b6f2-2dd9-4b65-9373-7c04ad978c12 -o update -n node.session.auth.authmethod -v CHAP -n node.session.auth.username -v <text:span text:style-name="T8">8e46b6f2-2dd9-4b65-9373-7c04ad978c12</text:span> -n node.session.auth.password -v <text:span text:style-name="T8">bee765dd-c7da-482a-8fb4-e893eae5b1c9</text:span></text:p>
      <text:p text:style-name="P27"/>
      <text:p text:style-name="P32">不用chap用户账户密码登陆</text:p>
      <text:p text:style-name="P32">#iscsiadm -m node -T iqn.2016-12.org.gluster-block:270b0782-32b7-403d-91ad-c17d14cfa2b6 -p 192.168.131.76 –logoin</text:p>
      <text:p text:style-name="P32">#iscsiadm -m node -T iqn.2016-12.org.gluster-block:270b0782-32b7-403d-91ad-c17d14cfa2b6 -p 192.168.131.76 --logout</text:p>
      <text:p text:style-name="P12"/>
      <text:p text:style-name="P6"><text:soft-page-break/><text:span text:style-name="T5">#</text:span>iscsiadm -m node -T "iqn.2016-12.org.gluster-block:8e46b6f2-2dd9-4b65-9373-7c04ad978c12" -l</text:p>
      <text:p text:style-name="P6"/>
      <text:p text:style-name="P14"><text:span text:style-name="T5">#</text:span>lsblk<text:span text:style-name="T5">（sdb）就可以查看到</text:span></text:p>
      <text:p text:style-name="P14"/>
      <text:p text:style-name="P29">#解除挂载</text:p>
      <text:p text:style-name="P29"><text:span text:style-name="Source_20_Text">iscsiadm -m node –T iqn.1997-05.com.test:raid -p 192.168.1.1:3260 –u</text:span></text:p>
      <text:p text:style-name="P29"/>
      <text:p text:style-name="P14"/>
      <text:p text:style-name="P16"><text:span text:style-name="T6">#</text:span><text:span text:style-name="Source_20_Text">iscsiadm -m node –logoutall=all</text:span><text:span text:style-name="Source_20_Text"><text:span text:style-name="T6">（解除所有连接）</text:span></text:span></text:p>
      <text:p text:style-name="P16"><text:span text:style-name="Source_20_Text"/></text:p>
      <text:p text:style-name="P16"><text:span text:style-name="Source_20_Text"><text:span text:style-name="T6">#</text:span></text:span><text:span text:style-name="Source_20_Text">iscsiadm -m session查看所有连接</text:span></text:p>
      <text:p text:style-name="P15"/>
      <text:p text:style-name="P14">相关操作查看</text:p>
      <text:p text:style-name="P14"><text:a xlink:type="simple" xlink:href="https://blog.csdn.net/onlyshenmin/article/details/81075209" text:style-name="Internet_20_link" text:visited-style-name="Visited_20_Internet_20_Link">https://blog.csdn.net/onlyshenmin/article/details/81075209</text:a></text:p>
      <text:p text:style-name="P14">https://boke.wsfnk.com/archives/360.html</text:p>
      <text:p text:style-name="P14"/>
      <text:p text:style-name="P14">命令的输出<text:span text:style-name="T7">：</text:span></text:p>
      <text:p text:style-name="P14"/>
      <text:p text:style-name="P17">opyright 2011-2013 by Datera, Inc and others.</text:p>
      <text:p text:style-name="P17">For help on commands, type 'help'.</text:p>
      <text:p text:style-name="P17"/>
      <text:p text:style-name="P17">/&gt; Parameter authentication is now '1'.</text:p>
      <text:p text:style-name="P17">/&gt; Parameter userid is now 'd8cf95a6-9b8f-4b3f-a23f-bee03e397c5a'.</text:p>
      <text:p text:style-name="P17">Parameter password is now '123456'.</text:p>
      <text:p text:style-name="P17">/&gt; Last 100 configs saved in /etc/target/backup/.</text:p>
      <text:p text:style-name="P17">Storage Object 'user:block_volume3' config saved to /etc/target/saveconfig.json.</text:p>
      <text:p text:style-name="P17">/&gt; exit</text:p>
      <text:p text:style-name="P17"/>
      <text:p text:style-name="P23">4、一些相关文件</text:p>
      <text:p text:style-name="P31">相关信息的文件</text:p>
      <text:list xml:id="list3052872743" text:style-name="L1">
        <text:list-item>
          <text:p text:style-name="P41"><text:span text:style-name="T10">/opt/brick/block-meta/block_volume <text:s text:c="3"/>卷路径</text:span><text:span text:style-name="T11">/</text:span><text:span text:style-name="T10">block-meta/块名</text:span></text:p>
          <text:p text:style-name="P42">块的基本信息<text:span text:style-name="T14">，如块名，密码等</text:span></text:p>
        </text:list-item>
        <text:list-item>
          <text:p text:style-name="P44">/var/log/gluster-block</text:p>
          <text:p text:style-name="P43">相关日志信息，可用来调试。 运行过程的一些基本信息和错误信息等</text:p>
        </text:list-item>
      </text:list>
      <text:p text:style-name="P17"/>
      <text:p text:style-name="P24"><text:span text:style-name="T14">5、</text:span>gluste-<text:span text:style-name="T12">block打包 版本0.4</text:span></text:p>
      <text:p text:style-name="P17">命令<text:span text:style-name="T12">：make rpms</text:span></text:p>
      <text:p text:style-name="P17"/>
      <text:p text:style-name="P20">需注意的是：会执行make clean操作 <text:s/>删除一些文件 如：./rpc/rpcl下的一些文件</text:p>
      <text:p text:style-name="P21">1、<text:span text:style-name="T12">修改文件./rpc/rpc/Makefile</text:span></text:p>
      <text:p text:style-name="P30">327 EXTRA_DIST = block.x</text:p>
      <text:p text:style-name="P30">328 <text:span text:style-name="T8">BUILT_SOURCES = block.h block_clnt.c block_svc.c block_xdr.c</text:span></text:p>
      <text:p text:style-name="P30">329 DISTCLEANFILES = Makefile.in $(BUILT_SOURCES)</text:p>
      <text:p text:style-name="P30">330 CLEANFILES = *~ <text:s text:c="2"/><text:span text:style-name="T8">#$(BUILT_SOURCES)</text:span></text:p>
      <text:p text:style-name="P30">331 all: $(BUILT_SOURCES)</text:p>
      <text:p text:style-name="P30">332 <text:s text:c="8"/>$(MAKE) $(AM_MAKEFLAGS) all-am</text:p>
      <text:p text:style-name="P20"/>
      <text:p text:style-name="P20"/>
      <text:p text:style-name="P20"/>
      <text:p text:style-name="P20"/>
      <text:p text:style-name="P20">664 </text:p>
      <text:p text:style-name="P20">665 #block.h: block.x</text:p>
      <text:p text:style-name="P20">666 # <text:s text:c="6"/>rpcgen -hM -o $(top_builddir)/rpc/rpcl/$@ $^</text:p>
      <text:p text:style-name="P20">667 # <text:s text:c="6"/>$(SED) -i '0,/#endif/s//#endif\nextern struct timeval TIMEOUT;/' \</text:p>
      <text:p text:style-name="P20">668 # <text:s text:c="16"/>$(top_builddir)/rpc/rpcl/$@</text:p>
      <text:p text:style-name="P20">669 </text:p>
      <text:p text:style-name="P20">670 #block_xdr.c: block.x</text:p>
      <text:p text:style-name="P20">671 # <text:s text:c="6"/>rpcgen -cM -o $(top_builddir)/rpc/rpcl/$@ $^</text:p>
      <text:p text:style-name="P20">672 </text:p>
      <text:p text:style-name="P20">673 #block_clnt.c: block.x</text:p>
      <text:p text:style-name="P20">674 # <text:s text:c="6"/>rpcgen -lM -o $(top_builddir)/rpc/rpcl/$@ $^</text:p>
      <text:p text:style-name="P20">675 # <text:s text:c="6"/>$(SED) -i '/TIMEOUT = { 25, 0 }/d' $(top_builddir)/rpc/rpcl/$@</text:p>
      <text:p text:style-name="P20"><text:soft-page-break/>676 </text:p>
      <text:p text:style-name="P20">677 #block_svc.c: block.x</text:p>
      <text:p text:style-name="P20">678 # <text:s text:c="6"/>rpcgen -mM -o $(top_builddir)/rpc/rpcl/$@ $^</text:p>
      <text:p text:style-name="P20">679 </text:p>
      <text:p text:style-name="P20"/>
      <text:p text:style-name="P20"/>
      <text:p text:style-name="P21">2、修改文件./Makefile</text:p>
      <text:p text:style-name="P21">597 dist-gzip: distdir</text:p>
      <text:p text:style-name="P21">598 <text:s text:c="8"/>## tardir=$(distdir) &amp;&amp; $(am__tar) | eval GZIP= gzip $(GZIP_ENV) -c &gt;$(distdir).tar.gz</text:p>
      <text:p text:style-name="P21">599 <text:s text:c="8"/>## $(am__post_remove_distdir)</text:p>
      <text:p text:style-name="P21">600 </text:p>
      <text:p text:style-name="P21"/>
      <text:p text:style-name="P21">3、修改文件<text:span text:style-name="T13">（安装时会检查依赖）</text:span></text:p>
      <text:p text:style-name="P21">gluster-block.spec.in</text:p>
      <text:p text:style-name="P21"/>
      <text:p text:style-name="P33"><text:span text:style-name="T9">4、删除所有的.o文件 <text:s text:c="2"/></text:span><text:span text:style-name="T8">find . -name “*.o” | xargs rm -f</text:span></text:p>
      <text:p text:style-name="P22"/>
      <text:p text:style-name="P22">5、需将自己修改以后的整体打包 <text:s text:c="2"/></text:p>
      <text:p text:style-name="P22">tar -zcvf gluster-block.0.4.tar.gz <text:s/>gluster-block.0.4 <text:s/></text:p>
      <text:p text:style-name="P22">(找个路径cp一份源码 <text:s/>将文件夹改个名字gluster-block.0.4 <text:s text:c="2"/>进行压缩 <text:s/>将压缩包放回源码目录 即可进行打包)</text:p>
      <text:p text:style-name="P22"/>
      <text:p text:style-name="P22"/>
      <text:p text:style-name="P28">复制文件→删除.<text:span text:style-name="T18">o文件-&gt;压缩包-&gt;将压缩包复制到路径-&gt;</text:span>make rpms-&gt;修改文件-&gt; make rpms</text:p>
      <text:p text:style-name="P28"/>
      <text:p text:style-name="P28"/>
      <text:p text:style-name="P35">或者：修改rpc/rpcl/block.x文件</text:p>
      <text:p text:style-name="P35"><text:s text:c="5"/>直接运行make rpms</text:p>
      <text:p text:style-name="P36"/>
      <text:p text:style-name="P39"><text:span text:style-name="T20">6、</text:span><text:a xlink:type="simple" xlink:href="https://github.com/open-iscsi/tcmu-runner" text:style-name="Internet_20_link" text:visited-style-name="Visited_20_Internet_20_Link"><text:span text:style-name="Strong_20_Emphasis">tcmu-runner</text:span></text:a> <text:a xlink:type="simple" xlink:href="https://github.com/open-iscsi/rtslib-fb" text:style-name="Internet_20_link" text:visited-style-name="Visited_20_Internet_20_Link"><text:span text:style-name="Strong_20_Emphasis">rtslib-fb</text:span></text:a> <text:s/><text:span text:style-name="T21">targetcli</text:span></text:p>
      <text:p text:style-name="P39"><text:s/></text:p>
      <text:p text:style-name="P39"><text:tab/></text:p>
      <text:p text:style-name="P40">7、安装完成后 <text:s/>服务启动失败 （centos 7.7.1908）</text:p>
      <text:p text:style-name="P40">Failed to start gluster-blockd.service: Unit is not loaded properly: Invalid argument</text:p>
      <text:p text:style-name="P37"/>
      <text:p text:style-name="P38">解决方法：</text:p>
      <text:p text:style-name="P38">修改systemd/gluster-block-target.service.in文件</text:p>
      <text:p text:style-name="P38">最后一行添加：RemainAfterExit=yes</text:p>
      <text:p text:style-name="P38"/>
      <text:p text:style-name="P46">8、创建磁盘空间失败 </text:p>
      <text:p text:style-name="P46">targetcli </text:p>
      <text:p text:style-name="P46">/backstores/user:glfs create 失败</text:p>
      <text:p text:style-name="P46"/>
      <text:p text:style-name="P46">解决方法：重启<text:span text:style-name="T22">tcmu-runner</text:span></text:p>
      <text:p text:style-name="P46">systemctl restart tcmu-runner 时间可能稍长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9:52:13.406306569</meta:creation-date>
    <dc:date>2020-01-03T15:56:25.207193040</dc:date>
    <meta:editing-duration>P3DT15H44M43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816" meta:character-count="4218" meta:non-whitespace-character-count="3793"/>
  </office:meta>
</office:document-meta>
</file>